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5043098444518" calcext:value-type="float">
            <text:p>0.785043098444518</text:p>
          </table:table-cell>
          <table:table-cell office:value-type="float" office:value="0.84170515103914" calcext:value-type="float">
            <text:p>0.841705151039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39892414815903" calcext:value-type="float">
            <text:p>0.639892414815903</text:p>
          </table:table-cell>
          <table:table-cell office:value-type="float" office:value="0.732199446889085" calcext:value-type="float">
            <text:p>0.73219944688908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1131800967683" calcext:value-type="float">
            <text:p>0.791131800967683</text:p>
          </table:table-cell>
          <table:table-cell office:value-type="float" office:value="0.834844736917165" calcext:value-type="float">
            <text:p>0.83484473691716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35561135605514" calcext:value-type="float">
            <text:p>0.635561135605514</text:p>
          </table:table-cell>
          <table:table-cell office:value-type="float" office:value="0.737262469959103" calcext:value-type="float">
            <text:p>0.7372624699591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5922366952779" calcext:value-type="float">
            <text:p>0.805922366952779</text:p>
          </table:table-cell>
          <table:table-cell table:style-name="ce1" office:value-type="float" office:value="0.845309919679466" calcext:value-type="float">
            <text:p>0.8453099196794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MAX([.F2:.F6])" office:value-type="float" office:value="0.805922366952779" calcext:value-type="float">
            <text:p>0.805922366952779</text:p>
          </table:table-cell>
          <table:table-cell table:formula="of:=MAX([.G2:.G6])" office:value-type="float" office:value="0.845309919679466" calcext:value-type="float">
            <text:p>0.8453099196794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8T16:02:10.743604827</dc:date>
    <meta:editing-duration>PT33S</meta:editing-duration>
    <meta:editing-cycles>1</meta:editing-cycles>
    <meta:generator>LibreOffice/6.0.7.3$Linux_X86_64 LibreOffice_project/00m0$Build-3</meta:generator>
    <meta:document-statistic meta:table-count="1" meta:cell-count="61" meta:object-count="0"/>
  </office:meta>
</office:document-meta>
</file>